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3.159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5.318cm" svg:y="2.6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59cm" svg:y1="4.81cm" svg:x2="5.318cm" svg:y2="2.651cm">
          <text:p/>
        </draw:line>
        <draw:line draw:style-name="gr2" draw:text-style-name="P1" draw:layer="layout" svg:x1="8.239cm" svg:y1="4.81cm" svg:x2="10.398cm" svg:y2="2.651cm">
          <text:p/>
        </draw:line>
        <draw:line draw:style-name="gr2" draw:text-style-name="P1" draw:layer="layout" svg:x1="8.239cm" svg:y1="9.89cm" svg:x2="10.398cm" svg:y2="7.731cm">
          <text:p/>
        </draw:line>
        <draw:line draw:style-name="gr2" draw:text-style-name="P1" draw:layer="layout" svg:x1="3.159cm" svg:y1="9.89cm" svg:x2="5.318cm" svg:y2="7.731cm">
          <text:p/>
        </draw:line>
        <draw:frame draw:style-name="gr3" draw:text-style-name="P2" draw:layer="layout" svg:width="1.742cm" svg:height="0.607cm" svg:x="1.417cm" svg:y="9.664cm">
          <draw:text-box>
            <text:p text:style-name="P2"><text:span text:style-name="T1">(-1,-1,-1)</text:span></text:p>
          </draw:text-box>
        </draw:frame>
        <draw:frame draw:style-name="gr3" draw:text-style-name="P2" draw:layer="layout" svg:width="1.725cm" svg:height="0.607cm" svg:x="1.254cm" svg:y="4.584cm">
          <draw:text-box>
            <text:p text:style-name="P2"><text:span text:style-name="T1">(-1,-1, 1)</text:span></text:p>
          </draw:text-box>
        </draw:frame>
        <draw:frame draw:style-name="gr3" draw:text-style-name="P2" draw:layer="layout" svg:width="1.692cm" svg:height="0.607cm" svg:x="10.307cm" svg:y="2.27cm">
          <draw:text-box>
            <text:p text:style-name="P2"><text:span text:style-name="T1">( 1, 1, 1)</text:span></text:p>
          </draw:text-box>
        </draw:frame>
        <draw:frame draw:style-name="gr3" draw:text-style-name="P2" draw:layer="layout" svg:width="1.709cm" svg:height="0.607cm" svg:x="10.307cm" svg:y="7.505cm">
          <draw:text-box>
            <text:p text:style-name="P2"><text:span text:style-name="T1">( 1, 1,-1)</text:span></text:p>
          </draw:text-box>
        </draw:frame>
        <draw:frame draw:style-name="gr3" draw:text-style-name="P2" draw:layer="layout" svg:width="1.709cm" svg:height="0.607cm" svg:x="3.576cm" svg:y="2.171cm">
          <draw:text-box>
            <text:p text:style-name="P2"><text:span text:style-name="T1">( 1,-1, 1)</text:span></text:p>
          </draw:text-box>
        </draw:frame>
        <draw:frame draw:style-name="gr3" draw:text-style-name="P2" draw:layer="layout" svg:width="1.725cm" svg:height="0.607cm" svg:x="3.703cm" svg:y="7.35cm">
          <draw:text-box>
            <text:p text:style-name="P2"><text:span text:style-name="T1">( 1,-1,-1)</text:span></text:p>
          </draw:text-box>
        </draw:frame>
        <draw:frame draw:style-name="gr3" draw:text-style-name="P2" draw:layer="layout" svg:width="1.709cm" svg:height="0.607cm" svg:x="8.239cm" svg:y="4.711cm">
          <draw:text-box>
            <text:p text:style-name="P2"><text:span text:style-name="T1">(-1, 1, 1)</text:span></text:p>
          </draw:text-box>
        </draw:frame>
        <draw:frame draw:style-name="gr3" draw:text-style-name="P2" draw:layer="layout" svg:width="1.725cm" svg:height="0.607cm" svg:x="8.229cm" svg:y="9.763cm">
          <draw:text-box>
            <text:p text:style-name="P2"><text:span text:style-name="T1">(-1, 1,-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21:07:29.554000000</meta:creation-date>
    <dc:date>2014-09-04T21:15:00.474000000</dc:date>
    <meta:editing-duration>P0D</meta:editing-duration>
    <meta:editing-cycles>1</meta:editing-cycles>
    <meta:document-statistic meta:object-count="14"/>
    <meta:generator>LibreOffice/4.2.1.1$Windows_x86 LibreOffice_project/d7dbbd7842e6a58b0f521599204e827654e1fb8b</meta:generator>
  </office:meta>
</office:document-meta>
</file>